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Cloudflare Google Sites issue&lt;/h4&gt;&lt;pre class="message"&gt;&lt;div class="author"&gt;user&lt;/div&gt;&lt;div&gt;hey HAL, why won't cloudflare work with my google sites?&lt;/div&gt;&lt;/pre&gt;&lt;pre class="message"&gt;&lt;div class="author"&gt;ChatGPT&lt;/div&gt;&lt;div&gt;Ah — good question. Let’s unpack that carefully. <text:s/></text:p>
      <text:p text:style-name="Standard"/>
      <text:p text:style-name="Standard">At a high level, **Cloudflare and Google Sites don’t play nicely together** because of how **Google Sites handles domain mapping and SSL certificates**. Here’s the deeper breakdown: <text:s/></text:p>
      <text:p text:style-name="Standard"/>
      <text:p text:style-name="Standard">---</text:p>
      <text:p text:style-name="Standard"/>
      <text:p text:style-name="Standard">### 🧩 1. **Google Sites Controls the Hosting and SSL**</text:p>
      <text:p text:style-name="Standard">When you publish a Google Site on a custom domain, Google’s own infrastructure serves the content and provides the SSL/TLS certificate automatically. <text:s/></text:p>
      <text:p text:style-name="Standard">- This means **Google expects the DNS to point directly to its servers** (via CNAME or A record).</text:p>
      <text:p text:style-name="Standard">- If you try to proxy that traffic through Cloudflare (the orange cloud icon), Cloudflare becomes the middleman for HTTPS — but Google Sites **doesn’t support third-party proxies**. The SSL handshake fails or redirects endlessly.</text:p>
      <text:p text:style-name="Standard"/>
      <text:p text:style-name="Standard">**Result:** You’ll get errors like:</text:p>
      <text:p text:style-name="Standard">- “Too many redirects”</text:p>
      <text:p text:style-name="Standard">- “SSL handshake failed”</text:p>
      <text:p text:style-name="Standard">- “Site can’t be reached”</text:p>
      <text:p text:style-name="Standard"/>
      <text:p text:style-name="Standard">---</text:p>
      <text:p text:style-name="Standard"/>
      <text:p text:style-name="Standard">### ⚙️ 2. **Cloudflare’s Proxy Mode Conflicts with Google’s IP setup**</text:p>
      <text:p text:style-name="Standard">Cloudflare hides your origin server’s IP, but Google Sites doesn’t give you a direct IP anyway — it uses dynamically assigned Google infrastructure. So Cloudflare doesn’t know how to properly proxy the request.</text:p>
      <text:p text:style-name="Standard"/>
      <text:p text:style-name="Standard">**Solution (partial):** <text:s/></text:p>
      <text:p text:style-name="Standard">You can still use Cloudflare for **DNS-only**. Just:</text:p>
      <text:p text:style-name="Standard">- Go to your Cloudflare DNS settings</text:p>
      <text:p text:style-name="Standard">- Turn the orange cloud (proxy) **gray** for all Google Sites records <text:s/></text:p>
      <text:p text:style-name="Standard"><text:s text:c="2"/>(That means “DNS only” mode — Cloudflare won’t interfere with HTTPS.)</text:p>
      <text:p text:style-name="Standard"/>
      <text:p text:style-name="Standard">This keeps Cloudflare’s DNS speed and security features, but **no WAF, caching, or SSL proxying** for that record.</text:p>
      <text:p text:style-name="Standard"/>
      <text:p text:style-name="Standard">---</text:p>
      <text:p text:style-name="Standard"/>
      <text:p text:style-name="Standard">### 🔒 3. **Google Requires Its Own SSL Validation**</text:p>
      <text:p text:style-name="Standard">When you connect your domain in Google Sites, Google verifies ownership and automatically provisions SSL certificates via its own system. If Cloudflare proxies that traffic, **Google’s validation request never reaches your domain properly**, and SSL setup fails.</text:p>
      <text:p text:style-name="Standard"/>
      <text:p text:style-name="Standard">---</text:p>
      <text:p text:style-name="Standard"/>
      <text:p text:style-name="Standard">### ✅ TL;DR (Fix)</text:p>
      <text:p text:style-name="Standard"><text:soft-page-break/>If you’re using Cloudflare with Google Sites:</text:p>
      <text:p text:style-name="Standard"/>
      <text:p text:style-name="Standard">1. **Use Cloudflare DNS only** (gray cloud icons, not orange).</text:p>
      <text:p text:style-name="Standard">2. Add the CNAME exactly as Google tells you (like `ghs.googlehosted.com`).</text:p>
      <text:p text:style-name="Standard">3. Wait for Google to issue the SSL certificate (can take a few hours).</text:p>
      <text:p text:style-name="Standard">4. Don’t enable Cloudflare “Full (Strict)” or caching rules for that subdomain.</text:p>
      <text:p text:style-name="Standard"/>
      <text:p text:style-name="Standard">---</text:p>
      <text:p text:style-name="Standard"/>
      <text:p text:style-name="Standard">If you tell me your exact setup (e.g., are you using a subdomain like `www.yourdomain.com`, or the root domain?), I can give you the precise record configuration that works — because the root domain setup is trickier and needs a workaround. <text:s/></text:p>
      <text:p text:style-name="Standard"/>
      <text:p text:style-name="Standard">Want to share that?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16:47.648762894</meta:creation-date>
    <dc:date>2025-11-14T22:16:57.528319818</dc:date>
    <meta:editing-duration>PT10S</meta:editing-duration>
    <meta:editing-cycles>1</meta:editing-cycles>
    <meta:document-statistic meta:table-count="0" meta:image-count="0" meta:object-count="0" meta:page-count="2" meta:paragraph-count="33" meta:word-count="406" meta:character-count="2721" meta:non-whitespace-character-count="2329"/>
    <meta:generator>LibreOffice/24.2.7.2$Linux_X86_64 LibreOffice_project/420$Build-2</meta:generator>
  </office:meta>
</office:document-meta>
</file>